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54.53mm" fo:break-before="auto" style:use-optimal-row-height="true"/>
    </style:style>
    <style:style style:name="ro6" style:family="table-row">
      <style:table-row-properties style:row-height="320.39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fo:font-size="10pt" fo:language="en" fo:country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{</text:span></text:p>
            <text:p><text:span text:style-name="T1">    "email":"joyalbaby2011@gmail.com"</text:span></text:p>
            <text:p><text:span text:style-name="T1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{</text:span></text:p>
            <text:p><text:span text:style-name="T1">    "post": "5dff1d189865bac733f135fb"</text:span></text:p>
            <text:p><text:span text:style-name="T1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3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3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</text:p>
            <text:p>        }</text:p>
            <text:p>    ],</text:p>
            <text:p>    "status": "Success"</text:p>
            <text:p>}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19-12-22T16:13:50.660828268</dc:date>
    <meta:editing-duration>PT3H24M42S</meta:editing-duration>
    <meta:editing-cycles>5</meta:editing-cycles>
    <meta:generator>LibreOffice/6.3.3.2$Linux_X86_64 LibreOffice_project/30$Build-2</meta:generator>
    <meta:document-statistic meta:table-count="1" meta:cell-count="95" meta:object-count="0"/>
  </office:meta>
</office:document-meta>
</file>